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roman" svg:panose-1="0 0 0 0 0 0 0 0 0 0"/>
    <style:font-face style:name="Lohit Hindi" svg:font-family="Lohit Hind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5pt" style:font-size-asian="15pt" style:font-size-complex="15pt"/>
    </style:style>
    <style:style style:name="P2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3" style:parent-style-name="Normal" style:family="paragraph">
      <style:paragraph-properties fo:text-align="center"/>
      <style:text-properties fo:font-size="15pt" style:font-size-asian="15pt" style:font-size-complex="15pt"/>
    </style:style>
    <style:style style:name="P4" style:parent-style-name="Normal" style:family="paragraph">
      <style:paragraph-properties fo:text-align="center"/>
      <style:text-properties fo:font-size="15pt" style:font-size-asian="15pt" style:font-size-complex="15pt"/>
    </style:style>
  </office:automatic-styles>
  <office:body>
    <office:text text:use-soft-page-breaks="true">
      <text:p text:style-name="P1">A Text Extraction Test Document</text:p>
      <text:p text:style-name="P2">for</text:p>
      <text:p text:style-name="P3">DSpace</text:p>
      <text:p text:style-name="P4"/>
      <text:p text:style-name="Normal">This is a text. <text:s/>For the next sixty seconds this software will conduct a test of the DSpace text extraction facility. <text:s/>This is only a text.</text:p>
      <text:p text:style-name="Normal"/>
      <text:p text:style-name="Normal">This is a paragraph that followed the first that lived in the<text:s/>document that Jack built.</text:p>
      <text:p text:style-name="Normal"/>
      <text:p text:style-name="Normal">Lorem ipsum dolor sit amet. <text:s/>The quick brown fox jumped over the lazy dog. <text:s/>Yow! Are we having fun yet?</text:p>
      <text:p text:style-name="Normal"/>
      <text:p text:style-name="Normal">This has been a test of the DSpace text extraction system. <text:s/>In the event of actual content you would care what is written here.<text:span text:style-name="FootnoteAnchor"><text:note text:note-class="footnote" text:id="_ftn0"><text:note-citation>1</text:note-citation><text:note-body><text:p text:style-name="FootnoteText"><text:tab/>Tip o’ the hat to the U.S. Emergency Broadcast System for the format that I have irreverently borrowed.</text:p></text:note-body></text:not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roman" svg:panose-1="0 0 0 0 0 0 0 0 0 0"/>
    <style:font-face style:name="Lohit Hindi" svg:font-family="Lohit Hind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Liberation Serif" style:font-name-asian="AR PL SungtiL GB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otnoteCharacters" style:display-name="Footnote Characters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EndnoteCharacters" style:display-name="Endnote Characters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20%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FootnoteText" style:display-name="Footnote Text" style:family="paragraph" style:parent-style-name="Normal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 Text Extraction Test Document for DSpace</dc:title>
    <dc:description/>
    <dc:subject/>
    <meta:initial-creator>Mark Wood</meta:initial-creator>
    <dc:creator>Tim Donohue</dc:creator>
    <meta:creation-date>2022-03-30T18:30:00Z</meta:creation-date>
    <dc:date>2022-03-30T18:30:00Z</dc:date>
    <meta:template xlink:href="Normal.dotm" xlink:type="simple"/>
    <meta:editing-cycles>2</meta:editing-cycles>
    <meta:editing-duration>PT0S</meta:editing-duration>
    <meta:document-statistic meta:page-count="1" meta:paragraph-count="1" meta:word-count="75" meta:character-count="507" meta:row-count="3" meta:non-whitespace-character-count="433"/>
  </office:meta>
</office:document-meta>
</file>